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Moules frites">
            <text:p>Moules frites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Restes | Pates jambon champignon">
            <text:p>Restes | Pates jambon champignon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Fruits de mer | Risotto épinards champignons">
            <text:p>Fruits de mer | Risotto épinards champignons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Aubergines roulées | Risotto épinards champignons">
            <text:p>Aubergines roulées | Risotto épinards champignons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Resto">
            <text:p>Rest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